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37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 style:data-style-name="N122"/>
    <style:style style:name="ce2" style:family="table-cell" style:parent-style-name="Default" style:data-style-name="N4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ctivity</text:p>
          </table:table-cell>
          <table:table-cell table:number-columns-repeated="3"/>
          <table:table-cell office:value-type="string" calcext:value-type="string">
            <text:p>temp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bias</text:p>
          </table:table-cell>
        </table:table-row>
        <table:table-row table:style-name="ro1">
          <table:table-cell office:value-type="string" calcext:value-type="string">
            <text:p>1-11</text:p>
          </table:table-cell>
          <table:table-cell table:formula="of:=[.G2]+[.J2]" office:value-type="time" office:time-value="PT01H30M00S" calcext:value-type="time">
            <text:p>90</text:p>
          </table:table-cell>
          <table:table-cell office:value-type="string" calcext:value-type="string">
            <text:p>move files in git and setup readme files</text:p>
          </table:table-cell>
          <table:table-cell table:number-columns-repeated="3"/>
          <table:table-cell table:formula="of:=[.I2]-[.H2]" office:value-type="time" office:time-value="PT01H30M00S" calcext:value-type="time">
            <text:p>90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1-12</text:p>
          </table:table-cell>
          <table:table-cell table:formula="of:=[.G3]+[.J3]" office:value-type="time" office:time-value="PT01H30M00S" calcext:value-type="time">
            <text:p>90</text:p>
          </table:table-cell>
          <table:table-cell office:value-type="string" calcext:value-type="string">
            <text:p>work on making examples.cpp</text:p>
          </table:table-cell>
          <table:table-cell table:number-columns-repeated="3"/>
          <table:table-cell table:formula="of:=[.I3]-[.H3]" office:value-type="time" office:time-value="PT01H30M00S" calcext:value-type="time">
            <text:p>90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18H30M00S" calcext:value-type="time">
            <text:p>06:3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1-13</text:p>
          </table:table-cell>
          <table:table-cell table:formula="of:=[.G4]+[.J4]" office:value-type="time" office:time-value="PT09H29M00S" calcext:value-type="time">
            <text:p>569</text:p>
          </table:table-cell>
          <table:table-cell office:value-type="string" calcext:value-type="string">
            <text:p>outline rest of the examples.cpp and report, start latex document</text:p>
          </table:table-cell>
          <table:table-cell table:number-columns-repeated="3"/>
          <table:table-cell table:formula="of:=[.I4]-[.H4]" office:value-type="time" office:time-value="PT09H29M00S" calcext:value-type="time">
            <text:p>569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23H59M00S" calcext:value-type="time">
            <text:p>11:59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1-14</text:p>
          </table:table-cell>
          <table:table-cell table:formula="of:=[.G5]+[.J5]" office:value-type="time" office:time-value="PT04H00M00S" calcext:value-type="time">
            <text:p>240</text:p>
          </table:table-cell>
          <table:table-cell office:value-type="string" calcext:value-type="string">
            <text:p>work on examples and report</text:p>
          </table:table-cell>
          <table:table-cell table:number-columns-repeated="3"/>
          <table:table-cell table:formula="of:=[.I5]-[.H5]" office:value-type="time" office:time-value="PT04H00M00S" calcext:value-type="time">
            <text:p>240</text:p>
          </table:table-cell>
          <table:table-cell office:value-type="time" office:time-value="PT00H00M00S" calcext:value-type="time">
            <text:p>12:00 AM</text:p>
          </table:table-cell>
          <table:table-cell office:value-type="time" office:time-value="PT04H00M00S" calcext:value-type="time">
            <text:p>04:00 A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1-16</text:p>
          </table:table-cell>
          <table:table-cell table:formula="of:=[.G6]+[.J6]" office:value-type="time" office:time-value="PT11H29M00S" calcext:value-type="time">
            <text:p>689</text:p>
          </table:table-cell>
          <table:table-cell office:value-type="string" calcext:value-type="string">
            <text:p>finish up paper and code</text:p>
          </table:table-cell>
          <table:table-cell table:number-columns-repeated="3"/>
          <table:table-cell table:formula="of:=[.I6]-[.H6]" office:value-type="time" office:time-value="PT12H29M00S" calcext:value-type="time">
            <text:p>749</text:p>
          </table:table-cell>
          <table:table-cell office:value-type="time" office:time-value="PT11H30M00S" calcext:value-type="time">
            <text:p>11:30 AM</text:p>
          </table:table-cell>
          <table:table-cell office:value-type="time" office:time-value="PT23H59M00S" calcext:value-type="time">
            <text:p>11:59 PM</text:p>
          </table:table-cell>
          <table:table-cell office:value-type="time" office:time-value="-PT01H00M00S" calcext:value-type="time">
            <text:p>-60</text:p>
          </table:table-cell>
        </table:table-row>
        <table:table-row table:style-name="ro1">
          <table:table-cell office:value-type="string" calcext:value-type="string">
            <text:p>1-17</text:p>
          </table:table-cell>
          <table:table-cell table:formula="of:=[.G7]+[.J7]" office:value-type="time" office:time-value="PT02H00M00S" calcext:value-type="time">
            <text:p>120</text:p>
          </table:table-cell>
          <table:table-cell office:value-type="string" calcext:value-type="string">
            <text:p>proof read and minor edits</text:p>
          </table:table-cell>
          <table:table-cell table:number-columns-repeated="3"/>
          <table:table-cell table:formula="of:=[.I7]-[.H7]" office:value-type="time" office:time-value="PT02H00M00S" calcext:value-type="time">
            <text:p>120</text:p>
          </table:table-cell>
          <table:table-cell office:value-type="time" office:time-value="PT13H00M00S" calcext:value-type="time">
            <text:p>01:00 PM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8]+[.J8]" office:value-type="time" office:time-value="PT00H00M00S" calcext:value-type="time">
            <text:p>0</text:p>
          </table:table-cell>
          <table:table-cell table:number-columns-repeated="4"/>
          <table:table-cell table:formula="of:=[.I8]-[.H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28</text:p>
          </table:table-cell>
          <table:table-cell table:formula="of:=[.G9]+[.J9]" office:value-type="time" office:time-value="PT01H30M00S" calcext:value-type="time">
            <text:p>90</text:p>
          </table:table-cell>
          <table:table-cell office:value-type="string" calcext:value-type="string">
            <text:p>Skim book</text:p>
          </table:table-cell>
          <table:table-cell table:number-columns-repeated="3"/>
          <table:table-cell table:formula="of:=[.I9]-[.H9]" office:value-type="time" office:time-value="PT01H30M00S" calcext:value-type="time">
            <text:p>90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0H30M00S" calcext:value-type="time">
            <text:p>10:30 A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table:formula="of:=[.G10]+[.J10]" office:value-type="time" office:time-value="PT01H00M00S" calcext:value-type="time">
            <text:p>60</text:p>
          </table:table-cell>
          <table:table-cell office:value-type="string" calcext:value-type="string">
            <text:p>read book</text:p>
          </table:table-cell>
          <table:table-cell table:number-columns-repeated="3"/>
          <table:table-cell table:formula="of:=[.I10]-[.H10]" office:value-type="time" office:time-value="PT01H00M00S" calcext:value-type="time">
            <text:p>60</text:p>
          </table:table-cell>
          <table:table-cell office:value-type="time" office:time-value="PT10H00M00S" calcext:value-type="time">
            <text:p>10:00 AM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-5</text:p>
          </table:table-cell>
          <table:table-cell table:formula="of:=[.G11]+[.J11]" office:value-type="time" office:time-value="PT01H00M00S" calcext:value-type="time">
            <text:p>60</text:p>
          </table:table-cell>
          <table:table-cell office:value-type="string" calcext:value-type="string">
            <text:p>skim book</text:p>
          </table:table-cell>
          <table:table-cell table:number-columns-repeated="3"/>
          <table:table-cell table:formula="of:=[.I11]-[.H11]" office:value-type="time" office:time-value="PT01H00M00S" calcext:value-type="time">
            <text:p>60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0H00M00S" calcext:value-type="time">
            <text:p>10:00 A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-8</text:p>
          </table:table-cell>
          <table:table-cell table:formula="of:=[.G12]+[.J12]" office:value-type="time" office:time-value="PT05H59M00S" calcext:value-type="time">
            <text:p>359</text:p>
          </table:table-cell>
          <table:table-cell office:value-type="string" calcext:value-type="string">
            <text:p>work on examples and report</text:p>
          </table:table-cell>
          <table:table-cell table:number-columns-repeated="3"/>
          <table:table-cell table:formula="of:=[.I12]-[.H12]" office:value-type="time" office:time-value="PT05H59M00S" calcext:value-type="time">
            <text:p>359</text:p>
          </table:table-cell>
          <table:table-cell office:value-type="time" office:time-value="PT18H00M00S" calcext:value-type="time">
            <text:p>06:00 PM</text:p>
          </table:table-cell>
          <table:table-cell office:value-type="time" office:time-value="PT23H59M00S" calcext:value-type="time">
            <text:p>11:59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-9</text:p>
          </table:table-cell>
          <table:table-cell table:formula="of:=[.G13]+[.J13]" office:value-type="time" office:time-value="PT15H59M00S" calcext:value-type="time">
            <text:p>959</text:p>
          </table:table-cell>
          <table:table-cell office:value-type="string" calcext:value-type="string">
            <text:p>work on examples and report</text:p>
          </table:table-cell>
          <table:table-cell table:number-columns-repeated="3"/>
          <table:table-cell table:formula="of:=[.I13]-[.H13]" office:value-type="time" office:time-value="PT15H59M00S" calcext:value-type="time">
            <text:p>959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23H59M00S" calcext:value-type="time">
            <text:p>11:59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-10</text:p>
          </table:table-cell>
          <table:table-cell table:formula="of:=[.G14]+[.J14]" office:value-type="time" office:time-value="PT15H59M00S" calcext:value-type="time">
            <text:p>959</text:p>
          </table:table-cell>
          <table:table-cell office:value-type="string" calcext:value-type="string">
            <text:p>work on examples and report</text:p>
          </table:table-cell>
          <table:table-cell table:number-columns-repeated="3"/>
          <table:table-cell table:formula="of:=[.I14]-[.H14]" office:value-type="time" office:time-value="PT15H59M00S" calcext:value-type="time">
            <text:p>959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23H59M00S" calcext:value-type="time">
            <text:p>11:59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-11</text:p>
          </table:table-cell>
          <table:table-cell table:formula="of:=[.G15]+[.J15]" office:value-type="time" office:time-value="PT15H59M00S" calcext:value-type="time">
            <text:p>959</text:p>
          </table:table-cell>
          <table:table-cell office:value-type="string" calcext:value-type="string">
            <text:p>work on examples and report</text:p>
          </table:table-cell>
          <table:table-cell table:number-columns-repeated="3"/>
          <table:table-cell table:formula="of:=[.I15]-[.H15]" office:value-type="time" office:time-value="PT15H59M00S" calcext:value-type="time">
            <text:p>959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23H59M00S" calcext:value-type="time">
            <text:p>11:59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-12</text:p>
          </table:table-cell>
          <table:table-cell table:formula="of:=[.G16]+[.J16]" office:value-type="time" office:time-value="PT09H00M00S" calcext:value-type="time">
            <text:p>540</text:p>
          </table:table-cell>
          <table:table-cell office:value-type="string" calcext:value-type="string">
            <text:p>work on examples and report</text:p>
          </table:table-cell>
          <table:table-cell table:number-columns-repeated="3"/>
          <table:table-cell table:formula="of:=[.I16]-[.H16]" office:value-type="time" office:time-value="PT09H00M00S" calcext:value-type="time">
            <text:p>540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8H00M00S" calcext:value-type="time">
            <text:p>06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7]+[.J17]" office:value-type="time" office:time-value="PT00H00M00S" calcext:value-type="time">
            <text:p>0</text:p>
          </table:table-cell>
          <table:table-cell table:number-columns-repeated="4"/>
          <table:table-cell table:formula="of:=[.I17]-[.H1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8]+[.J18]" office:value-type="time" office:time-value="PT00H00M00S" calcext:value-type="time">
            <text:p>0</text:p>
          </table:table-cell>
          <table:table-cell table:number-columns-repeated="4"/>
          <table:table-cell table:formula="of:=[.I18]-[.H1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9]+[.J19]" office:value-type="time" office:time-value="PT00H00M00S" calcext:value-type="time">
            <text:p>0</text:p>
          </table:table-cell>
          <table:table-cell table:number-columns-repeated="4"/>
          <table:table-cell table:formula="of:=[.I19]-[.H1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0]+[.J20]" office:value-type="time" office:time-value="PT00H00M00S" calcext:value-type="time">
            <text:p>0</text:p>
          </table:table-cell>
          <table:table-cell table:number-columns-repeated="4"/>
          <table:table-cell table:formula="of:=[.I20]-[.H2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1]+[.J21]" office:value-type="time" office:time-value="PT00H00M00S" calcext:value-type="time">
            <text:p>0</text:p>
          </table:table-cell>
          <table:table-cell table:number-columns-repeated="4"/>
          <table:table-cell table:formula="of:=[.I21]-[.H21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2]+[.J22]" office:value-type="time" office:time-value="PT00H00M00S" calcext:value-type="time">
            <text:p>0</text:p>
          </table:table-cell>
          <table:table-cell table:number-columns-repeated="4"/>
          <table:table-cell table:formula="of:=[.I22]-[.H22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3]+[.J23]" office:value-type="time" office:time-value="PT00H00M00S" calcext:value-type="time">
            <text:p>0</text:p>
          </table:table-cell>
          <table:table-cell table:number-columns-repeated="4"/>
          <table:table-cell table:formula="of:=[.I23]-[.H23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4]+[.J24]" office:value-type="time" office:time-value="PT00H00M00S" calcext:value-type="time">
            <text:p>0</text:p>
          </table:table-cell>
          <table:table-cell table:number-columns-repeated="4"/>
          <table:table-cell table:formula="of:=[.I24]-[.H24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5]+[.J25]" office:value-type="time" office:time-value="PT00H00M00S" calcext:value-type="time">
            <text:p>0</text:p>
          </table:table-cell>
          <table:table-cell table:number-columns-repeated="4"/>
          <table:table-cell table:formula="of:=[.I25]-[.H25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6]+[.J26]" office:value-type="time" office:time-value="PT00H00M00S" calcext:value-type="time">
            <text:p>0</text:p>
          </table:table-cell>
          <table:table-cell table:number-columns-repeated="4"/>
          <table:table-cell table:formula="of:=[.I26]-[.H26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7]+[.J27]" office:value-type="time" office:time-value="PT00H00M00S" calcext:value-type="time">
            <text:p>0</text:p>
          </table:table-cell>
          <table:table-cell table:number-columns-repeated="4"/>
          <table:table-cell table:formula="of:=[.I27]-[.H2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8]+[.J28]" office:value-type="time" office:time-value="PT00H00M00S" calcext:value-type="time">
            <text:p>0</text:p>
          </table:table-cell>
          <table:table-cell table:number-columns-repeated="4"/>
          <table:table-cell table:formula="of:=[.I28]-[.H2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9]+[.J29]" office:value-type="time" office:time-value="PT00H00M00S" calcext:value-type="time">
            <text:p>0</text:p>
          </table:table-cell>
          <table:table-cell table:number-columns-repeated="4"/>
          <table:table-cell table:formula="of:=[.I29]-[.H2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0]+[.J30]" office:value-type="time" office:time-value="PT00H00M00S" calcext:value-type="time">
            <text:p>0</text:p>
          </table:table-cell>
          <table:table-cell table:number-columns-repeated="4"/>
          <table:table-cell table:formula="of:=[.I30]-[.H3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1]+[.J31]" office:value-type="time" office:time-value="PT00H00M00S" calcext:value-type="time">
            <text:p>0</text:p>
          </table:table-cell>
          <table:table-cell table:number-columns-repeated="4"/>
          <table:table-cell table:formula="of:=[.I31]-[.H31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2]+[.J32]" office:value-type="time" office:time-value="PT00H00M00S" calcext:value-type="time">
            <text:p>0</text:p>
          </table:table-cell>
          <table:table-cell table:number-columns-repeated="4"/>
          <table:table-cell table:formula="of:=[.I32]-[.H32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3]+[.J33]" office:value-type="time" office:time-value="PT00H00M00S" calcext:value-type="time">
            <text:p>0</text:p>
          </table:table-cell>
          <table:table-cell table:number-columns-repeated="4"/>
          <table:table-cell table:formula="of:=[.I33]-[.H33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4]+[.J34]" office:value-type="time" office:time-value="PT00H00M00S" calcext:value-type="time">
            <text:p>0</text:p>
          </table:table-cell>
          <table:table-cell table:number-columns-repeated="4"/>
          <table:table-cell table:formula="of:=[.I34]-[.H34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5]+[.J35]" office:value-type="time" office:time-value="PT00H00M00S" calcext:value-type="time">
            <text:p>0</text:p>
          </table:table-cell>
          <table:table-cell table:number-columns-repeated="4"/>
          <table:table-cell table:formula="of:=[.I35]-[.H35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6]+[.J36]" office:value-type="time" office:time-value="PT00H00M00S" calcext:value-type="time">
            <text:p>0</text:p>
          </table:table-cell>
          <table:table-cell table:number-columns-repeated="4"/>
          <table:table-cell table:formula="of:=[.I36]-[.H36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7]+[.J37]" office:value-type="time" office:time-value="PT00H00M00S" calcext:value-type="time">
            <text:p>0</text:p>
          </table:table-cell>
          <table:table-cell table:number-columns-repeated="4"/>
          <table:table-cell table:formula="of:=[.I37]-[.H3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8]+[.J38]" office:value-type="time" office:time-value="PT00H00M00S" calcext:value-type="time">
            <text:p>0</text:p>
          </table:table-cell>
          <table:table-cell table:number-columns-repeated="4"/>
          <table:table-cell table:formula="of:=[.I38]-[.H3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9]+[.J39]" office:value-type="time" office:time-value="PT00H00M00S" calcext:value-type="time">
            <text:p>0</text:p>
          </table:table-cell>
          <table:table-cell table:number-columns-repeated="4"/>
          <table:table-cell table:formula="of:=[.I39]-[.H3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0]+[.J40]" office:value-type="time" office:time-value="PT00H00M00S" calcext:value-type="time">
            <text:p>0</text:p>
          </table:table-cell>
          <table:table-cell table:number-columns-repeated="4"/>
          <table:table-cell table:formula="of:=[.I40]-[.H4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1]+[.J41]" office:value-type="time" office:time-value="PT00H00M00S" calcext:value-type="time">
            <text:p>0</text:p>
          </table:table-cell>
          <table:table-cell table:number-columns-repeated="4"/>
          <table:table-cell table:formula="of:=[.I41]-[.H41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2]+[.J42]" office:value-type="time" office:time-value="PT00H00M00S" calcext:value-type="time">
            <text:p>0</text:p>
          </table:table-cell>
          <table:table-cell table:number-columns-repeated="4"/>
          <table:table-cell table:formula="of:=[.I42]-[.H42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3]+[.J43]" office:value-type="time" office:time-value="PT00H00M00S" calcext:value-type="time">
            <text:p>0</text:p>
          </table:table-cell>
          <table:table-cell table:number-columns-repeated="4"/>
          <table:table-cell table:formula="of:=[.I43]-[.H43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4]+[.J44]" office:value-type="time" office:time-value="PT00H00M00S" calcext:value-type="time">
            <text:p>0</text:p>
          </table:table-cell>
          <table:table-cell table:number-columns-repeated="4"/>
          <table:table-cell table:formula="of:=[.I44]-[.H44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5]+[.J45]" office:value-type="time" office:time-value="PT00H00M00S" calcext:value-type="time">
            <text:p>0</text:p>
          </table:table-cell>
          <table:table-cell table:number-columns-repeated="4"/>
          <table:table-cell table:formula="of:=[.I45]-[.H45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6]+[.J46]" office:value-type="time" office:time-value="PT00H00M00S" calcext:value-type="time">
            <text:p>0</text:p>
          </table:table-cell>
          <table:table-cell table:number-columns-repeated="4"/>
          <table:table-cell table:formula="of:=[.I46]-[.H46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7]+[.J47]" office:value-type="time" office:time-value="PT00H00M00S" calcext:value-type="time">
            <text:p>0</text:p>
          </table:table-cell>
          <table:table-cell table:number-columns-repeated="4"/>
          <table:table-cell table:formula="of:=[.I47]-[.H4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8]+[.J48]" office:value-type="time" office:time-value="PT00H00M00S" calcext:value-type="time">
            <text:p>0</text:p>
          </table:table-cell>
          <table:table-cell table:number-columns-repeated="4"/>
          <table:table-cell table:formula="of:=[.I48]-[.H4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9]+[.J49]" office:value-type="time" office:time-value="PT00H00M00S" calcext:value-type="time">
            <text:p>0</text:p>
          </table:table-cell>
          <table:table-cell table:number-columns-repeated="4"/>
          <table:table-cell table:formula="of:=[.I49]-[.H4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50]+[.J50]" office:value-type="time" office:time-value="PT00H00M00S" calcext:value-type="time">
            <text:p>0</text:p>
          </table:table-cell>
          <table:table-cell table:number-columns-repeated="4"/>
          <table:table-cell table:formula="of:=[.I50]-[.H5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50])" office:value-type="time" office:time-value="PT96H24M00S" calcext:value-type="time">
            <text:p>578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 case formatting brok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. Let me know pleas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. The total was 5784</text:p>
          </table:table-cell>
          <table:table-cell table:number-columns-repeated="7"/>
        </table:table-row>
        <table:table-row table:style-name="ro1" table:number-rows-repeated="104851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2P0" style:volatile="true" number:truncate-on-overflow="false">
      <number:minutes/>
    </number:time-style>
    <number:text-style style:name="N122">
      <number:text-content/>
      <style:map style:condition="value()&lt;=1.79769313486232E+308" style:apply-style-name="N122P0"/>
    </number:text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2">00/00/0000</text:date>, <text:time style:data-style-name="N2" text:time-value="17:41:50.5692060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3:23:24.018310414</meta:creation-date>
    <dc:date>2018-03-12T17:45:33.572983685</dc:date>
    <meta:editing-duration>PT30M54S</meta:editing-duration>
    <meta:editing-cycles>8</meta:editing-cycles>
    <meta:generator>LibreOffice/5.4.5.1$Linux_X86_64 LibreOffice_project/40m0$Build-1</meta:generator>
    <meta:document-statistic meta:table-count="1" meta:cell-count="215" meta:object-count="0"/>
  </office:meta>
</office:document-meta>
</file>